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officeooo:rsid="0014f0b4" officeooo:paragraph-rsid="0014f0b4"/>
    </style:style>
    <style:style style:name="P2" style:family="paragraph" style:parent-style-name="Standard">
      <style:text-properties style:font-name="Arial" style:text-underline-style="none" officeooo:rsid="0014f0b4" officeooo:paragraph-rsid="0014f0b4"/>
    </style:style>
    <style:style style:name="P3" style:family="paragraph" style:parent-style-name="Standard">
      <style:text-properties style:font-name="Arial" style:text-underline-style="none" officeooo:rsid="0016934e" officeooo:paragraph-rsid="0016934e"/>
    </style:style>
    <style:style style:name="T1" style:family="text">
      <style:text-properties officeooo:rsid="00169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</text:p>
      <text:p text:style-name="P1"/>
      <text:p text:style-name="P1">Opening</text:p>
      <text:p text:style-name="P2"/>
      <text:p text:style-name="P2"/>
      <text:p text:style-name="P2"/>
      <text:p text:style-name="P1">Chapter 1:</text:p>
      <text:p text:style-name="P2"/>
      <text:p text:style-name="P2">M<text:span text:style-name="T1">ain Character: “What on Earth... My PC is messing up. Seems I'll go check with McDonnell”</text:span></text:p>
      <text:p text:style-name="P2"/>
      <text:p text:style-name="P3">McDonnell (Guy outside office): “Paul, there seems to be an issue with all the PCs on the floor. You should probably check in with the server staff”</text:p>
      <text:p text:style-name="P3"/>
      <text:p text:style-name="P3">NPC Outside Server Room: “Server room is locked, you'll need a keycard to get past”</text:p>
      <text:p text:style-name="P3"/>
      <text:p text:style-name="P3">Various NPCs in reception: “Is this a drill?”</text:p>
      <text:p text:style-name="P3"><text:tab/><text:tab/><text:tab/><text:tab/>“Might as well head home”</text:p>
      <text:p text:style-name="P3"><text:tab/><text:tab/><text:tab/><text:tab/>“What the Hell?”</text:p>
      <text:p text:style-name="P3"><text:tab/><text:tab/><text:tab/><text:tab/>“What's going on?”</text:p>
      <text:p text:style-name="P2"/>
      <text:p text:style-name="P1">Chapter 2:</text:p>
      <text:p text:style-name="P2"/>
      <text:p text:style-name="P2"/>
      <text:p text:style-name="P2"/>
      <text:p text:style-name="P1">Chapter 3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00:30:23.941000000</meta:creation-date>
    <dc:date>2015-01-24T01:07:09.678000000</dc:date>
    <meta:editing-duration>PT6M5S</meta:editing-duration>
    <meta:editing-cycles>1</meta:editing-cycles>
    <meta:document-statistic meta:table-count="0" meta:image-count="0" meta:object-count="0" meta:page-count="1" meta:paragraph-count="12" meta:word-count="85" meta:character-count="480" meta:non-whitespace-character-count="395"/>
    <meta:generator>LibreOffice/4.3.3.2$Windows_x86 LibreOffice_project/9bb7eadab57b6755b1265afa86e04bf45fbfc644</meta:generator>
  </office:meta>
</office:document-meta>
</file>